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824d9" officeooo:paragraph-rsid="000824d9"/>
    </style:style>
    <style:style style:name="P3" style:family="paragraph" style:parent-style-name="Preformatted_20_Text">
      <style:text-properties officeooo:rsid="000824d9" officeooo:paragraph-rsid="000fe7b5"/>
    </style:style>
    <style:style style:name="P4" style:family="paragraph" style:parent-style-name="Preformatted_20_Text">
      <style:text-properties officeooo:rsid="000824d9" officeooo:paragraph-rsid="000824d9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  <style:style style:name="T6" style:family="text">
      <style:text-properties officeooo:rsid="00084e5a"/>
    </style:style>
    <style:style style:name="T7" style:family="text">
      <style:text-properties officeooo:rsid="00090d13"/>
    </style:style>
    <style:style style:name="T8" style:family="text">
      <style:text-properties officeooo:rsid="000a9815"/>
    </style:style>
    <style:style style:name="T9" style:family="text">
      <style:text-properties officeooo:rsid="000c8c2b"/>
    </style:style>
    <style:style style:name="T10" style:family="text">
      <style:text-properties officeooo:rsid="000e0d41"/>
    </style:style>
    <style:style style:name="T11" style:family="text">
      <style:text-properties officeooo:rsid="000fe7b5"/>
    </style:style>
    <style:style style:name="T12" style:family="text">
      <style:text-properties officeooo:rsid="00104290"/>
    </style:style>
    <style:style style:name="T13" style:family="text">
      <style:text-properties officeooo:rsid="0012402b"/>
    </style:style>
    <style:style style:name="T14" style:family="text">
      <style:text-properties officeooo:rsid="0012ff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2"><text:s/>wip-19<text:tab/><text:tab/>institute<text:tab/><text:tab/>p.p. <text:s/>284 — 297</text:p>
      <text:p text:style-name="P2"><text:s/><text:span text:style-name="T6">wip-20<text:tab/><text:tab/>bye-hi my love<text:tab/>p.p. <text:s/>298 — 314</text:span></text:p>
      <text:p text:style-name="P2"><text:s/><text:span text:style-name="T7">wip-21<text:tab/><text:tab/>title change<text:tab/>p.p.<text:tab/>315 — 329</text:span></text:p>
      <text:p text:style-name="P2"><text:s/><text:span text:style-name="T8">wip-22<text:tab/><text:tab/>new title<text:tab/><text:tab/>p.p. <text:s/>330 — 344</text:span></text:p>
      <text:p text:style-name="P2"><text:s/><text:span text:style-name="T9">wip-23<text:tab/><text:tab/>title 3<text:tab/><text:tab/>p.p. <text:s/>345 — 349</text:span></text:p>
      <text:p text:style-name="P3"><text:s/><text:span text:style-name="T10">wip-24<text:tab/><text:tab/>birth<text:tab/><text:tab/><text:tab/>p.p. <text:s/>350 — 363</text:span></text:p>
      <text:p text:style-name="P2"><text:s/><text:span text:style-name="T11">wip-25<text:tab/><text:tab/>Odessa<text:tab/><text:tab/>p.p.<text:tab/>364 — 379</text:span></text:p>
      <text:p text:style-name="P2"><text:s/><text:span text:style-name="T12">wip-26<text:tab/><text:tab/>leave<text:tab/><text:tab/><text:tab/>p.p. <text:s/>380 — 396</text:span></text:p>
      <text:p text:style-name="P2"><text:s/><text:span text:style-name="T13">wip-27<text:tab/><text:tab/>chernigov<text:tab/><text:tab/>p.p. <text:s/>397 — 413</text:span></text:p>
      <text:p text:style-name="P2"><text:s/><text:span text:style-name="T14">wip-28<text:tab/><text:tab/>nezhin<text:tab/><text:tab/>p.p. <text:s/>414 — 430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8T09:10:54.896867194</dc:date>
    <dc:creator>sehrguey </dc:creator>
    <meta:editing-duration>PT17M27S</meta:editing-duration>
    <meta:editing-cycles>17</meta:editing-cycles>
    <meta:generator>LibreOffice/4.3.3.2$Linux_x86 LibreOffice_project/430m0$Build-2</meta:generator>
    <meta:document-statistic meta:table-count="0" meta:image-count="0" meta:object-count="0" meta:page-count="1" meta:paragraph-count="29" meta:word-count="173" meta:character-count="989" meta:non-whitespace-character-count="704"/>
  </office:meta>
</office:document-meta>
</file>